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 Black" svg:font-family="'Segoe UI Black'"/>
    <style:font-face style:name="Tahoma1" svg:font-family="Tahoma"/>
    <style:font-face style:name="TimesNewRomanPS-BoldMT" svg:font-family="TimesNewRomanPS-BoldMT"/>
    <style:font-face style:name="Wingdings-Regular" svg:font-family="Wingdings-Regular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0pt" style:font-name-asian="TimesNewRomanPS-BoldMT" style:font-size-asian="10pt" style:font-name-complex="TimesNewRomanPS-BoldMT" style:font-size-complex="10pt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1" fo:font-size="10pt" style:font-name-asian="TimesNewRomanPS-BoldMT" style:font-size-asian="10pt" style:font-name-complex="TimesNewRomanPS-BoldMT" style:font-size-complex="10pt"/>
    </style:style>
    <style:style style:name="P3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1" fo:font-size="10pt" style:font-name-asian="TimesNewRomanPS-BoldMT" style:font-size-asian="10pt" style:font-name-complex="TimesNewRomanPS-BoldMT" style:font-size-complex="10pt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000009" style:font-name="Times New Roman1" fo:font-size="24pt" fo:font-weight="bold" style:font-name-asian="TimesNewRomanPS-BoldMT" style:font-size-asian="24pt" style:font-weight-asian="bold" style:font-name-complex="TimesNewRomanPS-BoldMT" style:font-size-complex="24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000009" style:font-name="Times New Roman1" fo:font-size="14pt" style:font-name-asian="TimesNewRomanPS-BoldMT" style:font-size-asian="14pt" style:font-name-complex="TimesNewRomanPS-BoldMT" style:font-size-complex="14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color="#000009" style:font-name="Times New Roman1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fo:color="#000009" style:font-name="Times New Roman1" fo:font-size="12pt" fo:font-style="italic" fo:font-weight="normal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fo:color="#000009"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11" style:family="paragraph" style:parent-style-name="Standard" style:list-style-name="L4">
      <style:paragraph-properties fo:text-align="start" style:justify-single-word="false" style:text-autospace="none"/>
      <style:text-properties fo:color="#000009"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fo:color="#000009" style:font-name="Times New Roman1" fo:font-size="12pt" fo:font-style="normal" style:font-name-asian="TimesNewRomanPS-ItalicMT" style:font-size-asian="12pt" style:font-style-asian="normal" style:font-name-complex="TimesNewRomanPS-ItalicMT" style:font-size-complex="12pt" style:font-style-complex="normal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fo:color="#000009" style:font-name="Times New Roman1" fo:font-size="13pt" style:font-name-asian="TimesNewRomanPS-BoldMT" style:font-size-asian="13pt" style:font-name-complex="TimesNewRomanPS-BoldMT" style:font-size-complex="13pt"/>
    </style:style>
    <style:style style:name="P14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tyle="normal" style:font-style-asian="normal" style:font-style-complex="normal"/>
    </style:style>
    <style:style style:name="P15" style:family="paragraph" style:parent-style-name="Horizontal_20_Line">
      <style:text-properties style:font-name="Times New Roman1"/>
    </style:style>
    <style:style style:name="T1" style:family="text">
      <style:text-properties fo:color="#000009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9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9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4" style:family="text">
      <style:text-properties fo:color="#000009" fo:font-size="12pt" style:font-name-asian="TimesNewRomanPS-ItalicMT" style:font-size-asian="12pt" style:font-name-complex="TimesNewRomanPS-ItalicMT" style:font-size-complex="12pt"/>
    </style:style>
    <style:style style:name="T5" style:family="text">
      <style:text-properties fo:color="#000009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9" fo:font-size="12pt" fo:font-style="normal" style:font-name-asian="TimesNewRomanPS-ItalicMT" style:font-size-asian="12pt" style:font-style-asian="normal" style:font-name-complex="TimesNewRomanPS-ItalicMT" style:font-size-complex="12pt" style:font-style-complex="normal"/>
    </style:style>
    <style:style style:name="T7" style:family="text">
      <style:text-properties fo:color="#000009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8" style:family="text">
      <style:text-properties fo:color="#000009" fo:font-size="16pt" style:font-name-asian="TimesNewRomanPSMT" style:font-size-asian="16pt" style:font-name-complex="TimesNewRomanPSMT" style:font-size-complex="16pt"/>
    </style:style>
    <style:style style:name="T9" style:family="text">
      <style:text-properties fo:color="#000009" fo:font-size="16pt" style:font-name-asian="Segoe UI Black" style:font-size-asian="16pt" style:font-name-complex="Segoe UI Black" style:font-size-complex="16pt"/>
    </style:style>
    <style:style style:name="T10" style:family="text">
      <style:text-properties fo:color="#000009" fo:font-size="16pt" style:font-name-asian="Wingdings-Regular" style:font-size-asian="16pt" style:font-name-complex="Wingdings-Regular" style:font-size-complex="16pt"/>
    </style:style>
    <style:style style:name="T11" style:family="text">
      <style:text-properties fo:color="#000009" fo:font-size="16pt" fo:font-style="normal" style:font-name-asian="Segoe UI Black" style:font-size-asian="16pt" style:font-style-asian="normal" style:font-name-complex="Segoe UI Black" style:font-size-complex="16pt" style:font-style-complex="normal"/>
    </style:style>
    <style:style style:name="T12" style:family="text">
      <style:text-properties fo:color="#000009" fo:font-size="16pt" fo:font-weight="normal" style:font-name-asian="Segoe UI Black" style:font-size-asian="16pt" style:font-weight-asian="normal" style:font-name-complex="Segoe UI Black" style:font-size-complex="16pt" style:font-weight-complex="normal"/>
    </style:style>
    <style:style style:name="T13" style:family="text">
      <style:text-properties fo:color="#000000" fo:font-size="12pt" style:font-name-asian="Wingdings-Regular" style:font-size-asian="12pt" style:font-name-complex="Wingdings-Regular" style:font-size-complex="12pt"/>
    </style:style>
    <style:style style:name="T14" style:family="text">
      <style:text-properties fo:color="#000000" style:font-name-asian="Wingdings-Regular" style:font-name-complex="Wingdings-Regula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17" style:family="text">
      <style:text-properties fo:font-size="12pt" style:font-name-asian="Wingdings-Regular" style:font-size-asian="12pt" style:font-name-complex="Wingdings-Regular" style:font-size-complex="12pt"/>
    </style:style>
    <style:style style:name="T18" style:family="text">
      <style:text-properties fo:font-size="12pt" style:font-name-asian="TimesNewRomanPSMT" style:font-size-asian="12pt" style:font-name-complex="TimesNewRomanPSMT" style:font-size-complex="12pt"/>
    </style:style>
    <style:style style:name="T19" style:family="text">
      <style:text-properties fo:font-size="12pt" fo:font-style="normal" style:font-name-asian="Wingdings-Regular" style:font-size-asian="12pt" style:font-style-asian="normal" style:font-name-complex="Wingdings-Regular" style:font-size-complex="12pt" style:font-style-complex="normal"/>
    </style:style>
    <style:style style:name="T20" style:family="text">
      <style:text-properties fo:font-size="16pt" style:font-name-asian="Segoe UI Black" style:font-size-asian="16pt" style:font-name-complex="Segoe UI Black" style:font-size-complex="16pt"/>
    </style:style>
    <style:style style:name="T21" style:family="text">
      <style:text-properties fo:font-size="16pt" fo:font-weight="normal" style:font-name-asian="Segoe UI Black" style:font-size-asian="16pt" style:font-weight-asian="normal" style:font-name-complex="Segoe UI Black" style:font-size-complex="16pt" style:font-weight-complex="normal"/>
    </style:style>
    <style:style style:name="T22" style:family="text">
      <style:text-properties fo:font-size="16pt" style:font-name-asian="TimesNewRomanPSMT" style:font-size-asian="16pt" style:font-name-complex="TimesNewRomanPSMT" style:font-size-complex="16pt"/>
    </style:style>
    <style:style style:name="T23" style:family="text">
      <style:text-properties fo:font-weight="normal" style:font-name-asian="TimesNewRomanPS-BoldMT" style:font-weight-asian="normal" style:font-name-complex="TimesNewRomanPS-BoldM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evor Reeves <text:s/><text:tab/><text:tab/><text:tab/> <text:s text:c="4"/><text:span text:style-name="T22">Github:</text:span><text:span text:style-name="T20"> github.com/reevest2</text:span></text:p>
      <text:p text:style-name="P6"><text:span text:style-name="T20"/></text:p>
      <text:p text:style-name="P1"><text:span text:style-name="T8">reevest2@gmail.com </text:span><text:span text:style-name="T9">▪</text:span><text:span text:style-name="T10"> </text:span><text:span text:style-name="T8">(863) 450-6578 </text:span><text:span text:style-name="T9">▪</text:span><text:span text:style-name="T10"> </text:span><text:span text:style-name="T8">Lakeland, FL 33811</text:span></text:p>
      <text:p text:style-name="P15"/>
      <text:p text:style-name="P7"><text:span text:style-name="T15">WORK EXPERIENCE</text:span></text:p>
      <text:p text:style-name="P7"><text:span text:style-name="T15"/></text:p>
      <text:p text:style-name="P13"><text:span text:style-name="T15">Measutronics Corporation May 2021 – Present</text:span></text:p>
      <text:p text:style-name="P9">Admin Assistant</text:p>
      <text:p text:style-name="P9">Lakeland, FL</text:p>
      <text:list xml:id="list7157142511378590820" text:style-name="L4">
        <text:list-item>
          <text:p text:style-name="P11">Inventory management using Excel.</text:p>
        </text:list-item>
        <text:list-item>
          <text:p text:style-name="P11">Scan and file packing slips, invoices, and purchase orders.</text:p>
        </text:list-item>
        <text:list-item>
          <text:p text:style-name="P11">Warehouse operations including shipping and receiving.</text:p>
        </text:list-item>
      </text:list>
      <text:p text:style-name="P7"><text:span text:style-name="T15"/></text:p>
      <text:p text:style-name="P1"><text:span text:style-name="T1">Home1st Lending </text:span><text:span text:style-name="T2">Dec. 2020 – April 2021</text:span></text:p>
      <text:p text:style-name="P8">Loan Admin</text:p>
      <text:p text:style-name="P8">Orlando, FL (Remote)</text:p>
      <text:list xml:id="list6718224755703365774" text:style-name="L1">
        <text:list-item>
          <text:p text:style-name="P2"><text:span text:style-name="T18">Collect and review documentation needed to clear loan conditions such as bank statements,</text:span></text:p>
        </text:list-item>
        <text:list-item>
          <text:p text:style-name="P4">W2s, tax returns.</text:p>
        </text:list-item>
        <text:list-item>
          <text:p text:style-name="P2"><text:span text:style-name="T18">Register loan files with lenders and generate initial disclosures, including initial loan estimates, based on fees worksheet created by the loan officer</text:span></text:p>
        </text:list-item>
        <text:list-item>
          <text:p text:style-name="P2"><text:span text:style-name="T18">Act as point of contact for the borrower throughout loan to assists with any questions about</text:span></text:p>
          <text:p text:style-name="P4">documentation needed or loan questions.</text:p>
        </text:list-item>
      </text:list>
      <text:p text:style-name="P1"><text:span text:style-name="T1"/></text:p>
      <text:p text:style-name="P1"><text:span text:style-name="T1">Oakley Signs &amp; Graphics / Simple Canvas Prints </text:span><text:span text:style-name="T2">Nov. 2016 – Jan 2020</text:span></text:p>
      <text:p text:style-name="P5">Project Coordinator (Oakley) / Customer Serivce Manager (Canvas Prints)</text:p>
      <text:p text:style-name="P8">Altamonte Springs,FL</text:p>
      <text:list xml:id="list159341073610969305" text:style-name="L2">
        <text:list-item>
          <text:p text:style-name="P3"><text:span text:style-name="T18">Develop training program used for onboarding call center employees and training processes.</text:span></text:p>
        </text:list-item>
        <text:list-item>
          <text:p text:style-name="P3"><text:span text:style-name="T18">Create and update process documentation using Google Docs.</text:span></text:p>
        </text:list-item>
        <text:list-item>
          <text:p text:style-name="P3"><text:span text:style-name="T18">Provide resolutions for escalations for Simple Canvas Prints customers.</text:span></text:p>
        </text:list-item>
      </text:list>
      <text:p text:style-name="Horizontal_20_Line"><text:span text:style-name="T18"/></text:p>
      <text:p text:style-name="P10"/>
      <text:p text:style-name="P10">EDUCATION</text:p>
      <text:p text:style-name="P10">University of South Florida August, 2016</text:p>
      <text:p text:style-name="P8">BS, Marketing</text:p>
      <text:p text:style-name="P8"><text:tab/>Tampa, FL</text:p>
      <text:p text:style-name="P8"/>
      <text:p text:style-name="P10">SKILLS &amp;</text:p>
      <text:p text:style-name="P10">INTERESTS</text:p>
      <text:p text:style-name="P1"><text:span text:style-name="T11">▪</text:span><text:span text:style-name="T19"> <text:s/></text:span><text:span text:style-name="T5">Skills: </text:span><text:span text:style-name="T6">Notary Public</text:span><text:span text:style-name="T5">, </text:span><text:span text:style-name="T6">Attention to detail, Project Management, Microsoft Office,</text:span></text:p>
      <text:p text:style-name="P12"><text:tab/> <text:s text:c="3"/>Microsoft Excel (Advanced) Spreadsheets, Technical Writing</text:p>
      <text:p text:style-name="P12"><text:span text:style-name="T20">▪</text:span><text:span text:style-name="T14"> <text:s/></text:span><text:span text:style-name="T16">Interests: </text:span>Hockey, Cooking, Movies, Cars, Travel, Board Games, Westerns</text:p>
      <text:p text:style-name="P12"/>
      <text:p text:style-name="P12"><text:span text:style-name="T20">▪ </text:span><text:s/><text:span text:style-name="T15">Languages</text:span><text:span text:style-name="T16">: </text:span>HTML | CSS | Javascript | C# | SQL</text:p>
      <text:p text:style-name="P12"><text:span text:style-name="T20">▪ </text:span><text:s/><text:span text:style-name="T15">Frameworks</text:span><text:span text:style-name="T16">: </text:span><text:span text:style-name="T23">ASP.NET Core MVC | Bootstrap </text:span></text:p>
      <text:p text:style-name="P12"><text:span text:style-name="T21">▪ </text:span><text:span text:style-name="T23"><text:s/></text:span><text:span text:style-name="T16">Tools: <text:s/></text:span><text:span text:style-name="T23">Microsoft Visual Studio | GitHub</text:span></text:p>
      <text:p text:style-name="P14"><text:span text:style-name="T12">▪ </text:span><text:span text:style-name="T7"><text:s/></text:span><text:span text:style-name="T3">Example Project: </text:span><text:span text:style-name="T7">github.com/reevest2/movi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 Black" svg:font-family="'Segoe UI Black'"/>
    <style:font-face style:name="Tahoma1" svg:font-family="Tahoma"/>
    <style:font-face style:name="TimesNewRomanPS-BoldMT" svg:font-family="TimesNewRomanPS-BoldMT"/>
    <style:font-face style:name="Wingdings-Regular" svg:font-family="Wingdings-Regular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Times New Roman1" fo:font-size="12pt" style:font-name-asian="OpenSymbol" style:font-size-asian="12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11S</meta:editing-duration>
    <meta:editing-cycles>3</meta:editing-cycles>
    <meta:generator>OpenOffice/4.1.1$Win32 OpenOffice.org_project/411m6$Build-9775</meta:generator>
    <dc:date>2021-10-12T18:25:29.67</dc:date>
    <meta:document-statistic meta:table-count="0" meta:image-count="0" meta:object-count="0" meta:page-count="1" meta:paragraph-count="36" meta:word-count="245" meta:character-count="1670"/>
    <meta:user-defined meta:name="Info 1"/>
    <meta:user-defined meta:name="Info 2"/>
    <meta:user-defined meta:name="Info 3"/>
    <meta:user-defined meta:name="Info 4"/>
  </office:meta>
</office:document-meta>
</file>